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Roboto" svg:font-family="Roboto" style:font-family-generic="roman" style:font-pitch="variable"/>
    <style:font-face style:name="Roboto1" svg:font-family="Roboto"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normal">
      <style:paragraph-properties fo:margin-top="0.1665in" fo:margin-bottom="0.0972in" style:contextual-spacing="false" fo:line-height="100%"/>
    </style:style>
    <style:style style:name="P2" style:family="paragraph" style:parent-style-name="normal">
      <style:paragraph-properties fo:margin-left="0in" fo:margin-right="0in" fo:margin-top="0.1665in" fo:margin-bottom="0.0972in" style:contextual-spacing="false" fo:line-height="100%" fo:text-indent="0in" style:auto-text-indent="false"/>
    </style:style>
    <style:style style:name="P3" style:family="paragraph" style:parent-style-name="Heading_20_1">
      <style:paragraph-properties fo:margin-top="0.3335in" fo:margin-bottom="0.0835in" style:contextual-spacing="false" fo:line-height="100%" fo:keep-together="auto" fo:keep-with-next="auto"/>
      <style:text-properties fo:font-size="23pt" fo:font-weight="bold" style:font-size-asian="23pt" style:font-weight-asian="bold" style:font-size-complex="23pt"/>
    </style:style>
    <style:style style:name="P4" style:family="paragraph" style:parent-style-name="normal" style:master-page-name="Standard">
      <style:paragraph-properties style:page-number="1"/>
    </style:style>
    <style:style style:name="P5" style:family="paragraph" style:parent-style-name="normal" style:list-style-name="WWNum5">
      <style:paragraph-properties fo:margin-left="0.5in" fo:margin-right="0in" fo:margin-top="0.1665in" fo:margin-bottom="0.0972in" style:contextual-spacing="false" fo:line-height="100%" fo:text-indent="-0.25in" style:auto-text-indent="false"/>
      <style:text-properties fo:font-size="14pt" fo:font-weight="bold" style:font-size-asian="14pt" style:font-weight-asian="bold" style:font-size-complex="14pt"/>
    </style:style>
    <style:style style:name="P6" style:family="paragraph" style:parent-style-name="normal" style:list-style-name="WWNum3">
      <style:paragraph-properties fo:margin-left="0.5in" fo:margin-right="0in" fo:margin-top="0.1665in" fo:margin-bottom="0.0972in" style:contextual-spacing="false" fo:line-height="100%" fo:text-indent="-0.25in" style:auto-text-indent="false"/>
      <style:text-properties fo:font-size="14pt" fo:font-weight="bold" style:font-size-asian="14pt" style:font-weight-asian="bold" style:font-size-complex="14pt"/>
    </style:style>
    <style:style style:name="P7" style:family="paragraph" style:parent-style-name="normal" style:list-style-name="WWNum4">
      <style:paragraph-properties fo:margin-left="0.5in" fo:margin-right="0in" fo:margin-top="0.1665in" fo:margin-bottom="0.0972in" style:contextual-spacing="false" fo:line-height="100%" fo:text-indent="-0.25in" style:auto-text-indent="false"/>
      <style:text-properties fo:font-size="14pt" fo:font-weight="bold" style:font-size-asian="14pt" style:font-weight-asian="bold" style:font-size-complex="14pt"/>
    </style:style>
    <style:style style:name="P8" style:family="paragraph" style:parent-style-name="normal" style:list-style-name="WWNum2">
      <style:paragraph-properties fo:margin-left="0.5in" fo:margin-right="0in" fo:margin-top="0.1665in" fo:margin-bottom="0.0972in" style:contextual-spacing="false" fo:line-height="100%" fo:text-indent="-0.25in" style:auto-text-indent="false"/>
      <style:text-properties fo:font-size="14pt" fo:font-weight="bold" style:font-size-asian="14pt" style:font-weight-asian="bold" style:font-size-complex="14pt"/>
    </style:style>
    <style:style style:name="P9" style:family="paragraph" style:parent-style-name="normal" style:list-style-name="WWNum6">
      <style:paragraph-properties fo:margin-left="0.5in" fo:margin-right="0in" fo:margin-top="0.1665in" fo:margin-bottom="0.0972in" style:contextual-spacing="false" fo:line-height="100%" fo:text-indent="-0.25in" style:auto-text-indent="false"/>
      <style:text-properties fo:font-size="14pt" fo:font-weight="bold" style:font-size-asian="14pt" style:font-weight-asian="bold" style:font-size-complex="14pt"/>
    </style:style>
    <style:style style:name="P10" style:family="paragraph" style:parent-style-name="normal" style:list-style-name="WWNum1">
      <style:paragraph-properties fo:margin-left="0.5in" fo:margin-right="0in" fo:margin-top="0.1665in" fo:margin-bottom="0.0972in" style:contextual-spacing="false" fo:line-height="100%" fo:text-indent="-0.25in" style:auto-text-indent="false"/>
      <style:text-properties fo:font-size="14pt" fo:font-weight="bold" style:font-size-asian="14pt" style:font-weight-asian="bold" style:font-size-complex="14pt"/>
    </style:style>
    <style:style style:name="P11" style:family="paragraph" style:parent-style-name="normal">
      <style:paragraph-properties fo:margin-top="0.1665in" fo:margin-bottom="0.0972in" style:contextual-spacing="false" fo:line-height="100%"/>
      <style:text-properties style:font-name="Times New Roman" fo:font-size="24pt" fo:font-weight="bold" style:font-name-asian="Times New Roman1" style:font-size-asian="24pt" style:font-weight-asian="bold" style:font-name-complex="Times New Roman1" style:font-size-complex="24pt"/>
    </style:style>
    <style:style style:name="T1" style:family="text">
      <style:text-properties fo:font-size="23pt" fo:font-weight="bold" style:font-size-asian="23pt" style:font-weight-asian="bold" style:font-size-complex="23pt"/>
    </style:style>
    <style:style style:name="T2" style:family="text">
      <style:text-properties fo:color="#1155cc" loext:opacity="100%" style:text-underline-style="solid" style:text-underline-width="auto" style:text-underline-color="font-color"/>
    </style:style>
    <style:style style:name="T3" style:family="text">
      <style:text-properties fo:color="#1155cc" loext:opacity="100%" style:text-underline-style="solid" style:text-underline-width="auto" style:text-underline-color="font-color" fo:font-weight="bold" style:font-weight-asian="bold"/>
    </style:style>
    <style:style style:name="T4" style:family="text">
      <style:text-properties fo:color="#1155cc" loext:opacity="100%" style:font-name="Roboto" style:text-underline-style="solid" style:text-underline-width="auto" style:text-underline-color="font-color" fo:background-color="#ffffff" loext:char-shading-value="0" style:font-name-asian="Roboto1" style:font-name-complex="Roboto1"/>
    </style:style>
    <style:style style:name="T5" style:family="text">
      <style:text-properties fo:font-weight="bold" style:font-weight-asian="bold"/>
    </style:style>
    <style:style style:name="T6" style:family="text">
      <style:text-properties officeooo:rsid="0005085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tab/> <text:tab/> <text:tab/> <text:tab/><text:span text:style-name="T1">ScaleFEx on AWS :</text:span></text:p>
      <text:p text:style-name="P1">The following documentation is a step-by-step guide on how to run a version of our ScaleFEx analysis tool on<text:a xlink:type="simple" xlink:href="https://aws.amazon.com/" text:style-name="Standard" text:visited-style-name="Standard"> </text:a><text:a xlink:type="simple" xlink:href="https://aws.amazon.com/" text:style-name="Standard" text:visited-style-name="Standard"><text:span text:style-name="T2">Amazon Web Services</text:span></text:a> (AWS) leveraging AWS’s file storage and computing systems.</text:p>
      <text:p text:style-name="P1">In order to make this implementation beginner friendly, all these steps can be followed using the AWS console exclusively, the only requirement is access to an AWS account.</text:p>
      <text:p text:style-name="P3"><text:bookmark text:name="_b9279mlc5kk7"/>Step 0: Configuration</text:p>
      <text:p text:style-name="P1">This section includes all the steps that will be taken once per account to enable ScaleFex implementation on the cloud<text:span text:style-name="T5">.</text:span></text:p>
      <text:list xml:id="list1398352850" text:style-name="WWNum5">
        <text:list-item>
          <text:p text:style-name="P5">0.1 : IAM permissions.</text:p>
        </text:list-item>
      </text:list>
      <text:p text:style-name="P1">Make sure you have the right IAM permissions, for this project you will need full access to the following AWS resources : S3, VPC, EC2, CLOUDFORMATION.</text:p>
      <text:p text:style-name="P1">If you are not the administrator of the account, you will have to contact them to update your permissions.</text:p>
      <text:list xml:id="list2652402462" text:style-name="WWNum3">
        <text:list-item>
          <text:p text:style-name="P6">0.2 : IAM role.</text:p>
        </text:list-item>
      </text:list>
      <text:p text:style-name="P1">In addition to the IAM permissions, you have to create an IAM role that will allow your virtual machines to access your virtual storage programmatically. </text:p>
      <text:p text:style-name="P1">Head to IAM Roles and create a new role for the EC2 Service</text:p>
      <text:p text:style-name="P1">Add the following IAM permissions policies :<text:a xlink:type="simple" xlink:href="https://us-east-1.console.aws.amazon.com/iamv2/home?region=us-east-1#/policies/details/arn%3Aaws%3Aiam%3A%3Aaws%3Apolicy%2FAmazonS3FullAccess" text:style-name="Standard" text:visited-style-name="Standard"> </text:a><text:a xlink:type="simple" xlink:href="https://us-east-1.console.aws.amazon.com/iamv2/home?region=us-east-1#/policies/details/arn%3Aaws%3Aiam%3A%3Aaws%3Apolicy%2FAmazonS3FullAccess" text:style-name="Standard" text:visited-style-name="Standard"><text:span text:style-name="T2">AmazonS3FullAccess</text:span></text:a><text:span text:style-name="T5"> and </text:span><text:a xlink:type="simple" xlink:href="https://us-east-1.console.aws.amazon.com/iamv2/home?region=us-east-1#/policies/details/arn%3Aaws%3Aiam%3A%3Aaws%3Apolicy%2FAmazonEC2FullAccess" text:style-name="Standard" text:visited-style-name="Standard"><text:span text:style-name="T4">AmazonEC2FullAccess</text:span></text:a><text:span text:style-name="T5"> and give it the name ‘S3’</text:span></text:p>
      <text:p text:style-name="P1"><text:a xlink:type="simple" xlink:href="https://docs.aws.amazon.com/AWSEC2/latest/UserGuide/iam-roles-for-amazon-ec2.html" text:style-name="Standard" text:visited-style-name="Standard"><text:span text:style-name="T3">https://docs.aws.amazon.com/AWSEC2/latest/UserGuide/iam-roles-for-amazon-ec2.html</text:span></text:a></text:p>
      <text:list xml:id="list3663679377" text:style-name="WWNum4">
        <text:list-item>
          <text:p text:style-name="P7">0.3 : S3 bucket and Data</text:p>
        </text:list-item>
      </text:list>
      <text:p text:style-name="P1">Now it’s time to take care of the storage of your data. Head to the S3 section and “Create a bucket”.</text:p>
      <text:p text:style-name="P1">Name it and double check that the Public Access is blocked.</text:p>
      <text:p text:style-name="P1">On the root of the bucket, create a folder named ‘results’ that will store the outputs of the analysis.</text:p>
      <text:p text:style-name="P1">Upload your data, the folder structure does not matter but each image’s key / name must contain a set of 2 common identifiers that will be passed to the script <text:line-break/>(i.e : Experiment-1 / plate_4). These arguments will <text:span text:style-name="T6">then be passed to the script and </text:span>be used to <text:soft-page-break/>identify and determine which image will be analyzed, every image containing these identifiers will be analyzed.</text:p>
      <text:p text:style-name="P11">Step 1: Execution</text:p>
      <text:p text:style-name="P1">The following steps are required for each new analysis.</text:p>
      <text:p text:style-name="P1">We leveraged Infrastructure as a Service with AWS Cloudformation to generate a template which when deployed will request a machine and start the computation by itself.</text:p>
      <text:p text:style-name="P1">The template is available at :<text:a xlink:type="simple" xlink:href="https://github.com/NYSCF/NYSCF_ScaleFEx_release" text:style-name="Standard" text:visited-style-name="Standard"> </text:a><text:a xlink:type="simple" xlink:href="https://github.com/NYSCF/NYSCF_ScaleFEx_release" text:style-name="Standard" text:visited-style-name="Standard"><text:span text:style-name="T2">https://github.com/NYSCF/NYSCF_ScaleFEx_release</text:span></text:a></text:p>
      <text:list xml:id="list1394040337" text:style-name="WWNum2">
        <text:list-item>
          <text:p text:style-name="P8">Download and submit the template</text:p>
        </text:list-item>
      </text:list>
      <text:p text:style-name="P1">Look for Cloudformation in the search bar and create a new stack, upload the template file downloaded, specify the arguments and submit the stack.</text:p>
      <text:p text:style-name="P1">The machine and all the infrastructure required for the computation to happen is built and the code is run. </text:p>
      <text:p text:style-name="P11">Step 2: Monitoring</text:p>
      <text:list xml:id="list1920595499" text:style-name="WWNum6">
        <text:list-item>
          <text:p text:style-name="P9">2.1 Make sure you see the instance is running</text:p>
        </text:list-item>
      </text:list>
      <text:p text:style-name="P2">Go to EC2 and make sure you see the instance is running. If you do not see it, delete the cloudformation stack and try re-submitting it.</text:p>
      <text:list xml:id="list95560610561941" text:continue-numbering="true" text:style-name="WWNum6">
        <text:list-item>
          <text:p text:style-name="P9">2.2 Make sure the computation is happening</text:p>
        </text:list-item>
      </text:list>
      <text:p text:style-name="P2">After a few minutes, go to S3 and in the results folder you created earlier, you should see 2 files appear ; one of them is the outputs.csv, the code will upload this file regularly so you should see its size growing. <text:line-break/>If this is not the case delete the cloudformation stack and try re-submitting it.</text:p>
      <text:list xml:id="list1420700996" text:style-name="WWNum1">
        <text:list-item>
          <text:p text:style-name="P10">2.3 Once the computation is over</text:p>
        </text:list-item>
      </text:list>
      <text:p text:style-name="P1">Once the computation is over, a flag file will appear in the results bucket and the EC2 machine will automatically get deleted to avoid unnecessary costs. Head back to EC2 and double check that no instance is running.</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Roboto" svg:font-family="Roboto" style:font-family-generic="roman" style:font-pitch="variable"/>
    <style:font-face style:name="Roboto1" svg:font-family="Roboto"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paragraph-properties fo:margin-top="0in" fo:margin-bottom="0in"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10-04T09:55:53.934232441</dc:date>
    <meta:editing-duration>PT7M21S</meta:editing-duration>
    <meta:editing-cycles>2</meta:editing-cycles>
    <meta:generator>LibreOffice/7.3.7.2$Linux_X86_64 LibreOffice_project/30$Build-2</meta:generator>
    <meta:document-statistic meta:table-count="0" meta:image-count="0" meta:object-count="0" meta:page-count="2" meta:paragraph-count="32" meta:word-count="559" meta:character-count="3280" meta:non-whitespace-character-count="2749"/>
  </office:meta>
</office:document-meta>
</file>